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Pothana2000" svg:font-family="Pothana2000" style:font-adornments="Pothana200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Standard">
      <style:text-properties officeooo:paragraph-rsid="001e692d"/>
    </style:style>
    <style:style style:name="P7" style:family="paragraph" style:parent-style-name="Standard">
      <style:text-properties style:font-name="Monospace" fo:font-size="10pt" officeooo:paragraph-rsid="0023b659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Monospace" fo:font-size="10pt" fo:font-weight="bold" officeooo:paragraph-rsid="0023b659" style:font-name-asian="Monospace" style:font-size-asian="10pt" style:font-weight-asian="bold" style:font-name-complex="Monospace" style:font-size-complex="10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1.078cm"/>
        </style:tab-stops>
      </style:paragraph-properties>
      <style:text-properties fo:color="#000000" style:font-name="Monospace" fo:font-size="10pt" officeooo:paragraph-rsid="0023b659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paragraph-rsid="0023b659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1.078cm"/>
        </style:tab-stops>
      </style:paragraph-properties>
      <style:text-properties style:font-name="Monospace" fo:font-size="10pt" officeooo:paragraph-rsid="0023b659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paragraph-rsid="0023b659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1.078cm"/>
        </style:tab-stops>
      </style:paragraph-properties>
      <style:text-properties officeooo:paragraph-rsid="0023b659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officeooo:paragraph-rsid="0023b659"/>
    </style:style>
    <style:style style:name="P15" style:family="paragraph" style:parent-style-name="code">
      <style:paragraph-properties fo:line-height="100%"/>
      <style:text-properties fo:font-size="10pt" fo:font-style="normal" fo:font-weight="normal" officeooo:rsid="00149823" officeooo:paragraph-rsid="0023b659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code">
      <style:paragraph-properties fo:line-height="100%"/>
      <style:text-properties fo:font-size="10pt" fo:font-style="normal" fo:font-weight="normal" officeooo:rsid="0014edd2" officeooo:paragraph-rsid="0023b659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code">
      <style:paragraph-properties fo:line-height="100%"/>
      <style:text-properties officeooo:paragraph-rsid="0023b659"/>
    </style:style>
    <style:style style:name="P18" style:family="paragraph" style:parent-style-name="Text_20_body" style:list-style-name="L1">
      <style:text-properties officeooo:paragraph-rsid="001dccd6"/>
    </style:style>
    <style:style style:name="P19" style:family="paragraph" style:parent-style-name="Text_20_body" style:list-style-name="L2"/>
    <style:style style:name="P20" style:family="paragraph" style:parent-style-name="Text_20_body" style:list-style-name="L4"/>
    <style:style style:name="P2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tyle="italic" officeooo:paragraph-rsid="001e692d" style:font-style-asian="italic" style:font-style-complex="italic"/>
    </style:style>
    <style:style style:name="P23" style:family="paragraph" style:parent-style-name="Text_20_body">
      <style:paragraph-properties fo:text-align="center" style:justify-single-word="false"/>
      <style:text-properties fo:font-style="italic" fo:font-weight="normal" officeooo:paragraph-rsid="001e692d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weight="normal" style:font-weight-asian="normal" style:font-weight-complex="normal"/>
    </style:style>
    <style:style style:name="P25" style:family="paragraph" style:parent-style-name="Text_20_body">
      <style:text-properties officeooo:paragraph-rsid="001da5fb"/>
    </style:style>
    <style:style style:name="P26" style:family="paragraph" style:parent-style-name="Text_20_body">
      <style:paragraph-properties fo:text-align="start" style:justify-single-word="false"/>
      <style:text-properties fo:font-weight="bold" officeooo:rsid="001dccd6" officeooo:paragraph-rsid="001dccd6" style:font-weight-asian="bold" style:font-weight-complex="bold"/>
    </style:style>
    <style:style style:name="P27" style:family="paragraph" style:parent-style-name="Text_20_body">
      <style:text-properties fo:font-weight="bold" officeooo:rsid="001ff3b0" officeooo:paragraph-rsid="001ff3b0" style:font-weight-asian="bold" style:font-weight-complex="bold"/>
    </style:style>
    <style:style style:name="P28" style:family="paragraph" style:parent-style-name="Text_20_body">
      <style:text-properties officeooo:rsid="001da5fb" officeooo:paragraph-rsid="001da5fb"/>
    </style:style>
    <style:style style:name="P29" style:family="paragraph" style:parent-style-name="Text_20_body">
      <style:text-properties officeooo:rsid="001dccd6" officeooo:paragraph-rsid="001dccd6"/>
    </style:style>
    <style:style style:name="P30" style:family="paragraph" style:parent-style-name="Text_20_body">
      <style:paragraph-properties fo:text-align="start" style:justify-single-word="false"/>
      <style:text-properties officeooo:paragraph-rsid="001dccd6"/>
    </style:style>
    <style:style style:name="P31" style:family="paragraph" style:parent-style-name="Text_20_body">
      <style:text-properties officeooo:rsid="001e692d" officeooo:paragraph-rsid="001e692d"/>
    </style:style>
    <style:style style:name="P32" style:family="paragraph" style:parent-style-name="Text_20_body" style:list-style-name="L6">
      <style:text-properties officeooo:rsid="001e692d" officeooo:paragraph-rsid="001e692d"/>
    </style:style>
    <style:style style:name="P33" style:family="paragraph" style:parent-style-name="Text_20_body" style:list-style-name="L6">
      <style:text-properties officeooo:paragraph-rsid="001e692d"/>
    </style:style>
    <style:style style:name="P34" style:family="paragraph" style:parent-style-name="Text_20_body">
      <style:text-properties officeooo:paragraph-rsid="0023306d"/>
    </style:style>
    <style:style style:name="P35" style:family="paragraph" style:parent-style-name="Text_20_body" style:list-style-name="L10">
      <style:text-properties fo:font-style="normal" fo:font-weight="normal" officeooo:paragraph-rsid="0023306d" style:font-style-asian="normal" style:font-weight-asian="normal" style:font-style-complex="normal" style:font-weight-complex="normal"/>
    </style:style>
    <style:style style:name="P36" style:family="paragraph" style:parent-style-name="Text_20_body" style:list-style-name="L11">
      <style:text-properties fo:font-style="normal" fo:font-weight="normal" officeooo:paragraph-rsid="0023306d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149823" officeooo:paragraph-rsid="0023b659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officeooo:paragraph-rsid="0023306d"/>
    </style:style>
    <style:style style:name="P39" style:family="paragraph" style:parent-style-name="Text_20_body">
      <style:text-properties style:font-name="Courier 10 Pitch1" fo:font-size="10pt" officeooo:paragraph-rsid="0023306d" style:font-size-asian="10pt" style:font-size-complex="10pt"/>
    </style:style>
    <style:style style:name="P40" style:family="paragraph" style:parent-style-name="Text_20_body" style:list-style-name="L10">
      <style:text-properties style:font-name="Courier 10 Pitch1" fo:font-size="10pt" fo:font-style="normal" fo:font-weight="normal" officeooo:paragraph-rsid="0023306d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text-properties style:font-name="Courier 10 Pitch1" fo:font-size="10pt" fo:font-style="normal" fo:font-weight="normal" officeooo:paragraph-rsid="0023306d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 style:list-style-name="L8">
      <style:text-properties officeooo:paragraph-rsid="0023306d"/>
    </style:style>
    <style:style style:name="P43" style:family="paragraph" style:parent-style-name="Text_20_body" style:list-style-name="L10">
      <style:text-properties officeooo:paragraph-rsid="0023306d"/>
    </style:style>
    <style:style style:name="P44" style:family="paragraph" style:parent-style-name="Text_20_body" style:list-style-name="L11">
      <style:text-properties officeooo:paragraph-rsid="0023306d"/>
    </style:style>
    <style:style style:name="P45" style:family="paragraph" style:parent-style-name="Text_20_body">
      <style:text-properties fo:color="#000000" style:font-name="Liberation Sans" fo:font-size="12pt" officeooo:paragraph-rsid="0023b659" style:font-name-asian="Monospace" style:font-size-asian="12pt" style:font-name-complex="Monospace" style:font-size-complex="12pt"/>
    </style:style>
    <style:style style:name="P46" style:family="paragraph" style:parent-style-name="Text_20_body" style:list-style-name="L12">
      <style:text-properties officeooo:paragraph-rsid="0023b659"/>
    </style:style>
    <style:style style:name="P47" style:family="paragraph" style:parent-style-name="Text_20_body">
      <style:text-properties officeooo:rsid="001318d1" officeooo:paragraph-rsid="0023b659"/>
    </style:style>
    <style:style style:name="P48" style:family="paragraph" style:parent-style-name="Text_20_body">
      <style:text-properties fo:font-size="12pt" officeooo:paragraph-rsid="0023b659" style:font-size-asian="12pt" style:font-size-complex="12pt"/>
    </style:style>
    <style:style style:name="P49" style:family="paragraph" style:parent-style-name="Text_20_body" style:list-style-name="L14">
      <style:text-properties officeooo:paragraph-rsid="0023b659"/>
    </style:style>
    <style:style style:name="P50" style:family="paragraph" style:parent-style-name="Text_20_body">
      <style:text-properties officeooo:paragraph-rsid="0023b659"/>
    </style:style>
    <style:style style:name="P51" style:family="paragraph" style:parent-style-name="Text_20_body">
      <style:paragraph-properties fo:margin-left="0.101cm" fo:margin-right="0cm" fo:text-indent="0cm" style:auto-text-indent="false"/>
      <style:text-properties officeooo:paragraph-rsid="0023b659"/>
    </style:style>
    <style:style style:name="P52" style:family="paragraph" style:parent-style-name="Text_20_body">
      <style:paragraph-properties fo:margin-left="1.984cm" fo:margin-right="2.514cm" fo:text-align="center" style:justify-single-word="false" fo:text-indent="0cm" style:auto-text-indent="false"/>
      <style:text-properties fo:font-style="italic" officeooo:paragraph-rsid="001e692d" style:font-style-asian="italic" style:font-style-complex="italic"/>
    </style:style>
    <style:style style:name="P53" style:family="paragraph" style:parent-style-name="Heading_20_1">
      <style:text-properties officeooo:paragraph-rsid="0023306d"/>
    </style:style>
    <style:style style:name="P54" style:family="paragraph" style:parent-style-name="Heading_20_1">
      <style:text-properties officeooo:rsid="001318d1" officeooo:paragraph-rsid="0023b659"/>
    </style:style>
    <style:style style:name="P55" style:family="paragraph" style:parent-style-name="Heading_20_3">
      <style:text-properties officeooo:paragraph-rsid="0023b659"/>
    </style:style>
    <style:style style:name="P56" style:family="paragraph" style:parent-style-name="Heading_20_2">
      <style:text-properties officeooo:paragraph-rsid="001da5fb"/>
    </style:style>
    <style:style style:name="P57" style:family="paragraph" style:parent-style-name="Heading_20_2">
      <style:text-properties officeooo:rsid="001dccd6" officeooo:paragraph-rsid="001dccd6"/>
    </style:style>
    <style:style style:name="P58" style:family="paragraph" style:parent-style-name="Heading_20_2">
      <style:text-properties officeooo:rsid="001e692d" officeooo:paragraph-rsid="001e692d"/>
    </style:style>
    <style:style style:name="P59" style:family="paragraph" style:parent-style-name="Heading_20_2">
      <style:text-properties officeooo:paragraph-rsid="0023306d"/>
    </style:style>
    <style:style style:name="P60" style:family="paragraph" style:parent-style-name="Heading_20_2" style:list-style-name="Numbering_20_1"/>
    <style:style style:name="P61" style:family="paragraph" style:parent-style-name="Heading_20_2">
      <style:text-properties fo:font-style="normal" fo:font-weight="normal" officeooo:rsid="00149823" officeooo:paragraph-rsid="0023b659" style:font-style-asian="normal" style:font-weight-asian="normal" style:font-style-complex="normal" style:font-weight-complex="normal"/>
    </style:style>
    <style:style style:name="P62" style:family="paragraph" style:parent-style-name="Heading_20_2">
      <style:text-properties fo:font-style="normal" fo:font-weight="normal" officeooo:rsid="0014edd2" officeooo:paragraph-rsid="0023b659" style:font-style-asian="normal" style:font-weight-asian="normal" style:font-style-complex="normal" style:font-weight-complex="normal"/>
    </style:style>
    <style:style style:name="P63" style:family="paragraph" style:parent-style-name="Heading_20_2">
      <style:text-properties officeooo:paragraph-rsid="0023b659"/>
    </style:style>
    <style:style style:name="P64" style:family="paragraph" style:parent-style-name="Heading_20_2">
      <style:paragraph-properties fo:keep-with-next="always"/>
      <style:text-properties fo:font-weight="bold" style:font-weight-asian="bold" style:font-weight-complex="bold"/>
    </style:style>
    <style:style style:name="P65" style:family="paragraph" style:parent-style-name="work">
      <style:text-properties officeooo:paragraph-rsid="001da5fb"/>
    </style:style>
    <style:style style:name="P66" style:family="paragraph" style:parent-style-name="work">
      <style:text-properties officeooo:rsid="001da5fb" officeooo:paragraph-rsid="001da5fb"/>
    </style:style>
    <style:style style:name="P67" style:family="paragraph" style:parent-style-name="work">
      <style:text-properties officeooo:paragraph-rsid="001dccd6"/>
    </style:style>
    <style:style style:name="P68" style:family="paragraph" style:parent-style-name="Subtitle">
      <style:text-properties officeooo:rsid="001a8c71" officeooo:paragraph-rsid="001a8c71"/>
    </style:style>
    <style:style style:name="P69" style:family="paragraph" style:parent-style-name="First_20_line_20_indent">
      <style:text-properties fo:font-style="normal" fo:font-weight="normal" officeooo:rsid="00149823" officeooo:paragraph-rsid="0023b659" style:font-style-asian="normal" style:font-weight-asian="normal" style:font-style-complex="normal" style:font-weight-complex="normal"/>
    </style:style>
    <style:style style:name="P70" style:family="paragraph" style:parent-style-name="First_20_line_20_indent">
      <style:text-properties officeooo:paragraph-rsid="0023b6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a5fb" style:font-weight-asian="bold" style:font-weight-complex="bold"/>
    </style:style>
    <style:style style:name="T3" style:family="text">
      <style:text-properties fo:font-weight="bold" officeooo:rsid="0023306d" style:font-weight-asian="bold" style:font-weight-complex="bold"/>
    </style:style>
    <style:style style:name="T4" style:family="text">
      <style:text-properties fo:font-weight="bold" officeooo:rsid="001318d1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officeooo:rsid="00149823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4edd2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49823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49823" style:font-weight-asian="normal" style:font-weight-complex="normal"/>
    </style:style>
    <style:style style:name="T13" style:family="text">
      <style:text-properties style:font-name="Liberation Sans" style:font-name-asian="DejaVu Sans" style:font-name-complex="DejaVu Sans"/>
    </style:style>
    <style:style style:name="T14" style:family="text">
      <style:text-properties officeooo:rsid="001a8c71"/>
    </style:style>
    <style:style style:name="T15" style:family="text">
      <style:text-properties officeooo:rsid="001b1a3e"/>
    </style:style>
    <style:style style:name="T16" style:family="text">
      <style:text-properties officeooo:rsid="001da5fb"/>
    </style:style>
    <style:style style:name="T17" style:family="text">
      <style:text-properties officeooo:rsid="001dccd6"/>
    </style:style>
    <style:style style:name="T18" style:family="text">
      <style:text-properties officeooo:rsid="0021397a"/>
    </style:style>
    <style:style style:name="T19" style:family="text">
      <style:text-properties officeooo:rsid="001318d1"/>
    </style:style>
    <style:style style:name="T20" style:family="text">
      <style:text-properties fo:color="#000000"/>
    </style:style>
    <style:style style:name="T21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2" style:family="text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23" style:family="text">
      <style:text-properties fo:color="#000000" fo:font-style="italic" style:font-style-asian="italic" style:font-style-complex="italic"/>
    </style:style>
    <style:style style:name="T24" style:family="text">
      <style:text-properties fo:color="#000000" style:font-name="Liberation Sans" fo:font-size="14pt" style:font-name-asian="DejaVu Sans" style:font-size-asian="14pt" style:font-name-complex="DejaVu Sans" style:font-size-complex="14pt"/>
    </style:style>
    <style:style style:name="T25" style:family="text">
      <style:text-properties fo:color="#3f7f5f"/>
    </style:style>
    <style:style style:name="T26" style:family="text">
      <style:text-properties fo:color="#3f7f5f" style:font-name="Monospace" fo:font-size="10pt" style:font-name-asian="Monospace" style:font-size-asian="10pt" style:font-name-complex="Monospace" style:font-size-complex="10pt"/>
    </style:style>
    <style:style style:name="T27" style:family="text">
      <style:text-properties fo:color="#2a00ff"/>
    </style:style>
    <style:style style:name="T28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29" style:family="text">
      <style:text-properties fo:color="#7f0055" fo:font-weight="bold" style:font-weight-asian="bold" style:font-weight-complex="bold"/>
    </style:style>
    <style:style style:name="T30" style:family="text">
      <style:text-properties fo:color="#0000c0"/>
    </style:style>
    <style:style style:name="T31" style:family="text">
      <style:text-properties fo:color="#0000c0" fo:font-style="italic" style:font-style-asian="italic" style:font-style-complex="italic"/>
    </style:style>
    <style:style style:name="T32" style:family="text">
      <style:text-properties officeooo:rsid="0014edd2"/>
    </style:style>
    <style:style style:name="T33" style:family="text">
      <style:text-properties fo:font-size="10pt" fo:font-style="normal" fo:font-weight="normal" officeooo:rsid="00149823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officeooo:rsid="0026c84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ML, <text:span text:style-name="T14">XSL</text:span></text:p>
      <text:p text:style-name="P68">TP<text:span text:style-name="T34">s</text:span> du module TLI - 2014</text:p>
      <text:p text:style-name="P2"/>
      <text:list xml:id="list1527725044026554766" text:style-name="Numbering_20_1">
        <text:list-item>
          <text:p text:style-name="Heading_20_1">Utilisation de formats XML</text:p>
        </text:list-item>
      </text:list>
      <text:p text:style-name="Text_20_body">L'objectif de cette première partie est d'utiliser des formats XML <text:span text:style-name="T14">courants pour se familiariser avec XML. Nous</text:span> vous propos<text:span text:style-name="T15">ons</text:span> <text:span text:style-name="T15">d'étudier</text:span> MathMl <text:span text:style-name="T15">puis</text:span> MusicXML.</text:p>
      <text:p text:style-name="Text_20_body">La définition de MathMl est disponible sur <text:a xlink:type="simple" xlink:href="http://www.w3.org/Math/">http://www.w3.org/Math/</text:a>.</text:p>
      <text:p text:style-name="Text_20_body">La définition de MusicXml est disponible sur <text:a xlink:type="simple" xlink:href="http://www.recordare.com/">http://www.recordare.com</text:a> (voir également le tutoriel <text:a xlink:type="simple" xlink:href="http://www.recordare.com/xml/helloworld.html">http://www.recordare.com/xml/helloworld.html</text:a> )</text:p>
      <text:list xml:id="list220935480498710" text:continue-numbering="true" text:style-name="Numbering_20_1">
        <text:list-item>
          <text:list>
            <text:list-item>
              <text:p text:style-name="Heading_20_2">Intégrer un format XML</text:p>
              <text:list>
                <text:list-item>
                  <text:p text:style-name="Heading_20_3">Intégration de MathMl</text:p>
                </text:list-item>
              </text:list>
            </text:list-item>
          </text:list>
        </text:list-item>
      </text:list>
      <text:p text:style-name="Text_20_body">Regardez le fichier <text:span text:style-name="T1">maths.xhtml</text:span>. Quelles différences observez-vous avec un document XHTML classique?</text:p>
      <text:p text:style-name="Text_20_body">Essayez d'afficher ce document dans un navigateur différent de firefox/iceweasel 3.0. Conclusion?</text:p>
      <text:p text:style-name="work">- intégrez quelques formules mathématiques sur <text:span text:style-name="T15">une</text:span> page <text:span text:style-name="T15">web (fractions, racine, etc.)</text:span>.</text:p>
      <text:p text:style-name="work">- <text:span text:style-name="T15">à quoi sert la balise mrow ?</text:span></text:p>
      <text:p text:style-name="work">- <text:span text:style-name="T15">comment fonctionne la balise mfenced ?</text:span></text:p>
      <text:p text:style-name="work">- <text:span text:style-name="T16">je ne veux pas répéter dans chaque balise math l'attribut « </text:span><text:bookmark text:name="line1"/>xmlns="http://www.w3.org/1998/Math/MathML" ». <text:span text:style-name="T16">Quelle solution proposez-vous ?</text:span></text:p>
      <text:list xml:id="list220936317127602" text:continue-numbering="true" text:style-name="Numbering_20_1">
        <text:list-item>
          <text:list>
            <text:list-item>
              <text:list>
                <text:list-item>
                  <text:p text:style-name="Heading_20_3">Intégration de MusicXML</text:p>
                </text:list-item>
              </text:list>
            </text:list-item>
          </text:list>
        </text:list-item>
      </text:list>
      <text:p text:style-name="Text_20_body">Lorsque vous utilisez MusicXML, vous devriez avoir un message indiquant qu'il n'existe aucune information de rendu permettant d'afficher le contenu. C'est ce qui se produit avec le fichier <text:span text:style-name="T5">musique.xml</text:span>. </text:p>
      <text:p text:style-name="P66"><text:span text:style-name="T8">Pourquoi musique.xml n'est-il pas interprété par le navigateur ?</text:span></text:p>
      <text:p text:style-name="Text_20_body">I<text:span text:style-name="T16">l est possible d'</text:span>utiliser un plugin spécialisé (celui proposé par la société myriad) : <text:a xlink:type="simple" xlink:href="http://www.myriad-online.com/en/products/mmplugin.htm">http://www.myriad-online.com/en/products/mmplugin.htm</text:a> <text:span text:style-name="T16">pour obtenir un rendu interprété (à faire si vous le souhaitez chez vous...).</text:span></text:p>
      <text:list xml:id="list220935947738494" text:continue-numbering="true" text:style-name="Numbering_20_1">
        <text:list-item>
          <text:list>
            <text:list-item>
              <text:p text:style-name="P56"><text:span text:style-name="T16">Spécifier un format XML : les DTD, les schémas</text:span></text:p>
            </text:list-item>
          </text:list>
        </text:list-item>
      </text:list>
      <text:p text:style-name="P25">L'objectif de cette section est de <text:span text:style-name="T16">spécifier et réaliser</text:span> maintenant vous-mêmes vos documents XML. Pour cela, il faut commencer par en donner l<text:span text:style-name="T16">e modèle</text:span> dans une DTD (de moins en moins utilisé, cf. cours) ou beaucoup mieux, un schéma (XSD).</text:p>
      <text:p text:style-name="P25"/>
      <text:p text:style-name="P65"><text:soft-page-break/>- <text:span text:style-name="T16">r</text:span>éalisez une définition d<text:span text:style-name="T16">'un</text:span> format XML <text:span text:style-name="T2">SIMPLE</text:span><text:span text:style-name="T16"> (quelques types de balises et attributs, pas plus) de votre choix </text:span>à l'aide d'une DTD puis d'un Schéma.</text:p>
      <text:p text:style-name="P65">- <text:span text:style-name="T16">créer un document XML de test</text:span></text:p>
      <text:p text:style-name="P65">- <text:span text:style-name="T16">valider votre DTD et votre schéma</text:span></text:p>
      <text:p text:style-name="P29">Valider un document xml (syntaxe) : <text:a xlink:type="simple" xlink:href="http://www.w3schools.com/xml/xml_validator.asp">http://www.w3schools.com/xml/xml_validator.asp</text:a> </text:p>
      <text:p text:style-name="P28">Valider un schéma : <text:a xlink:type="simple" xlink:href="http://www.utilities-online.info/xsdvalidation/">http://www.utilities-online.info/xsdvalidation/</text:a></text:p>
      <text:p text:style-name="P25"><text:span text:style-name="T16">Valider une dtd : </text:span></text:p>
      <text:list xml:id="list220936384078704" text:continue-numbering="true" text:style-name="Numbering_20_1">
        <text:list-item>
          <text:p text:style-name="Heading_20_1">Ressources <text:span text:style-name="T17">sur XML</text:span></text:p>
        </text:list-item>
      </text:list>
      <text:p text:style-name="Text_20_body"><text:span text:style-name="T1">Sur XML </text:span>: les meilleures ressources sont souvent celle du w3c...</text:p>
      <text:list xml:id="list1382819124101343576" text:style-name="L2">
        <text:list-item>
          <text:p text:style-name="P19"><text:a xlink:type="simple" xlink:href="http://www.w3schools.com/xml/default.asp">http://www.w3schools.com/xml/default.asp</text:a> (tutoriel);</text:p>
        </text:list-item>
        <text:list-item>
          <text:p text:style-name="P19"><text:a xlink:type="simple" xlink:href="http://www.w3schools.com/dtd/">http://www.w3schools.com/dtd/</text:a> pour les dtd;</text:p>
        </text:list-item>
        <text:list-item>
          <text:p text:style-name="P19"><text:a xlink:type="simple" xlink:href="http://www.w3schools.com/Schema/">http://www.w3schools.com/Schema/</text:a> pour les schémas xml;</text:p>
        </text:list-item>
        <text:list-item>
          <text:p text:style-name="P19"><text:a xlink:type="simple" xlink:href="http://writer2latex.sourceforge.net/">http://writer2latex.sourceforge.net/</text:a> wrriter2xhtml vous permet d'éxporter facilement vos documents odt en xhtml + mathml.</text:p>
        </text:list-item>
      </text:list>
      <text:p text:style-name="Text_20_body"/>
      <text:list xml:id="list7045232990354185506" text:style-name="L1">
        <text:list-item>
          <text:p text:style-name="P18">écrire vous-même une feuille de rendu (en XSL);</text:p>
        </text:list-item>
      </text:list>
      <text:p text:style-name="P67"><text:bookmark-start text:name="__DdeLink__220_970822567"/><text:s/>Essayez de modifier <text:s/><text:span text:style-name="T5">musique.xsl </text:span><text:span text:style-name="T8">pour présenter les informations autrement.</text:span><text:bookmark-end text:name="__DdeLink__220_970822567"/></text:p>
      <text:list xml:id="list220936121551258" text:continue-list="list220936384078704" text:style-name="Numbering_20_1">
        <text:list-item>
          <text:p text:style-name="Heading_20_1"><text:s/><text:span text:style-name="T17">XSL v1</text:span></text:p>
        </text:list-item>
      </text:list>
      <text:p text:style-name="P30">L'objectif de cette partie est de découvrir XSL version 1.</text:p>
      <text:p text:style-name="P30">Voir les questions-type en fin de document.</text:p>
      <text:p text:style-name="P26">Les corrections sont données.</text:p>
      <text:list xml:id="list220936281747777" text:continue-numbering="true" text:style-name="Numbering_20_1">
        <text:list-item>
          <text:list>
            <text:list-item>
              <text:p text:style-name="P57">Prise en main de XSL par l'exemple</text:p>
            </text:list-item>
          </text:list>
        </text:list-item>
      </text:list>
      <text:p text:style-name="Text_20_body"><text:span text:style-name="T17">Ouvrez</text:span> les <text:span text:style-name="T17">documents</text:span> <text:span text:style-name="T5">musique.xsl</text:span> et <text:span text:style-name="T5">musiqueStyle.xml</text:span> ;</text:p>
      <text:p text:style-name="Text_20_body"><text:span text:style-name="T17">Expliquez ce qui se passe quand vous ouvrez musiqueStyle.xml dans un navigateur</text:span></text:p>
      <text:p text:style-name="Text_20_body">Récupérez le fichier <text:span text:style-name="T5">document.xml</text:span> : c'est un document utilisant la dtd <text:span text:style-name="T5">document.dtd</text:span></text:p>
      <text:p text:style-name="P4">Utilisez des fonctions standards de XSL dans votre feuille XSL afin de proposer une analyse de ce document (voir questions-types plus bas).</text:p>
      <text:list xml:id="list220937230726935" text:continue-numbering="true" text:style-name="Numbering_20_1">
        <text:list-item>
          <text:list>
            <text:list-item>
              <text:p text:style-name="Heading_20_2">Utilisation de fonctionnalités (un peu plus) avancées en XSL1</text:p>
              <text:list>
                <text:list-item>
                  <text:p text:style-name="Heading_20_3">Template match et template name</text:p>
                </text:list-item>
              </text:list>
            </text:list-item>
          </text:list>
        </text:list-item>
      </text:list>
      <text:p text:style-name="Text_20_body">En xsl 1, il y a deux technique pour regrouper des traitements sur des noeuds:</text:p>
      <text:list xml:id="list4098668077382291237" text:style-name="L4">
        <text:list-item>
          <text:p text:style-name="P20"><text:span text:style-name="T5">template match="expression xpath"</text:span>: ce template sera appelé lorsque l'expression xpath en paramètre sera vraie. Il est souvent nécessaire d'indiquer à xsl qu'on souhaite appliquer des template-match avec l'instruction <text:span text:style-name="T5">xsl:apply-templates</text:span></text:p>
        </text:list-item>
        <text:list-item>
          <text:p text:style-name="P20"><text:soft-page-break/><text:span text:style-name="T5">template name="nom du template"</text:span>: un peu comme une fonction ou une procédure, ce template doit être appellé avec:</text:p>
        </text:list-item>
      </text:list>
      <text:p text:style-name="P3">&lt;xsl:call-template name="nom"&gt;</text:p>
      <text:list xml:id="list220935951696900" text:continue-list="list220937230726935" text:style-name="Numbering_20_1">
        <text:list-item>
          <text:list>
            <text:list-item>
              <text:list>
                <text:list-item>
                  <text:p text:style-name="Heading_20_3">Fonctions standards de XSL</text:p>
                </text:list-item>
              </text:list>
            </text:list-item>
          </text:list>
        </text:list-item>
      </text:list>
      <text:p text:style-name="P21">Les fonctions peuvent être utilisée dans des expressions xpath, des valeurs pour les attributs "select". Elles concernent les noeuds, les chaines de caractères, les nombres, etc.</text:p>
      <text:p text:style-name="Text_20_body">Quelques fonctions standards: <text:span text:style-name="T1">concat</text:span><text:span text:style-name="T11">, </text:span><text:span text:style-name="T1">translate</text:span><text:span text:style-name="T11">, </text:span><text:span text:style-name="T1">position()</text:span><text:span text:style-name="T11">, </text:span><text:span text:style-name="T1">number()</text:span><text:span text:style-name="T11">, etc.</text:span></text:p>
      <text:list xml:id="list220936897707093" text:continue-numbering="true" text:style-name="Numbering_20_1">
        <text:list-item>
          <text:list>
            <text:list-item>
              <text:list>
                <text:list-item>
                  <text:p text:style-name="Heading_20_3">Expressions Xpath et nodales</text:p>
                </text:list-item>
              </text:list>
            </text:list-item>
          </text:list>
        </text:list-item>
      </text:list>
      <text:p text:style-name="P5">Utilisez des expressions XPATH afin de traiter certains noeuds en particulier.</text:p>
      <text:list xml:id="list220937086737833" text:continue-numbering="true" text:style-name="Numbering_20_1">
        <text:list-item>
          <text:list>
            <text:list-item>
              <text:list>
                <text:list-item>
                  <text:p text:style-name="P64"><text:span text:style-name="T13">Variables</text:span> et paramètres</text:p>
                </text:list-item>
              </text:list>
            </text:list-item>
          </text:list>
        </text:list-item>
      </text:list>
      <text:p text:style-name="P5">Il est possible en xsl de définir des variables (<text:span text:style-name="T1">&lt;xsl:variable&gt;</text:span>) et des paramètres (<text:span text:style-name="T1">&lt;xsl:param&gt;</text:span>).</text:p>
      <text:p text:style-name="P5">Variables et paramètres ne sont pas modifiables une fois utilisées dans un template.</text:p>
      <text:p text:style-name="P5">Les paramètres peuvent être utilisés soit à la racine de la feuille xsl, soit comme paramètres de <text:span text:style-name="T1">&lt;template name= "xxx "&gt;</text:span>. Lors de l'appel du template <text:span text:style-name="T1">xxx</text:span>, on peut spécifier les paramètres à l'aide de <text:span text:style-name="T1">&lt;xsl:with-param&gt;</text:span> dans le corps de <text:span text:style-name="T1">&lt;xsl:call-template&gt;</text:span>.</text:p>
      <text:p text:style-name="P5">Il est possible également de passer des valeurs aux paramètres globaux lors de l'application de la feuille de style.</text:p>
      <text:p text:style-name="P5">Intégrez ces fonctionnalités.</text:p>
      <text:list xml:id="list220936854647937" text:continue-numbering="true" text:style-name="Numbering_20_1">
        <text:list-item>
          <text:list>
            <text:list-item>
              <text:list>
                <text:list-item>
                  <text:p text:style-name="Heading_20_3">Modes</text:p>
                </text:list-item>
              </text:list>
            </text:list-item>
          </text:list>
        </text:list-item>
      </text:list>
      <text:p text:style-name="Text_20_body">Proche de la surcharge en objet, vous pouvez préciser un mode pour l'exécution d'un <text:span text:style-name="T1">template match</text:span>. Essayez de mettre en application cette fonctionnalité (voir <text:a xlink:type="simple" xlink:href="http://www.dpawson.co.uk/xsl/sect2/modes.html">http://www.dpawson.co.uk/xsl/sect2/modes.html</text:a>).</text:p>
      <text:list xml:id="list220935735353774" text:continue-numbering="true" text:style-name="Numbering_20_1">
        <text:list-item>
          <text:list>
            <text:list-item>
              <text:p text:style-name="P58">Mise en pratique</text:p>
            </text:list-item>
          </text:list>
        </text:list-item>
      </text:list>
      <text:p text:style-name="P27">Le résultat attendu et <text:span text:style-name="T18">une</text:span> solution sont donnés (document.html et document.xsl)</text:p>
      <text:p text:style-name="P27"/>
      <text:p text:style-name="P31">Répondez aux questions suivantes :</text:p>
      <text:p text:style-name="P6"/>
      <text:list xml:id="list4667203882220476122" text:style-name="L6">
        <text:list-item>
          <text:p text:style-name="P33">Combien de phrases, de mots et d'expressions mathématiques y-a-t-il <text:s/>dans le document?</text:p>
        </text:list-item>
      </text:list>
      <text:p text:style-name="P22">Utiliser <text:span text:style-name="T1">count(xpath)</text:span></text:p>
      <text:list xml:id="list220936880564167" text:continue-numbering="true" text:style-name="L6">
        <text:list-item>
          <text:p text:style-name="P33">Afficher une table des matières du document</text:p>
        </text:list-item>
      </text:list>
      <text:p text:style-name="P52">Se servir des expressions xpath, des templates <text:span text:style-name="T1">match</text:span> et éventuellement des fonctions <text:span text:style-name="T1">following</text:span> et <text:span text:style-name="T1">following-sibling</text:span></text:p>
      <text:list xml:id="list220935485028200" text:continue-numbering="true" text:style-name="L6">
        <text:list-item>
          <text:p text:style-name="P33">Combien y-a-t-il d'expressions mathématiques "complexes" (qui utilisent au moins une fraction ou une racine carrée).</text:p>
        </text:list-item>
      </text:list>
      <text:p text:style-name="P23">Utiliser une <text:span text:style-name="T1">variable</text:span>, et un <text:span text:style-name="T1">for-each</text:span></text:p>
      <text:list xml:id="list220936661164049" text:continue-numbering="true" text:style-name="L6">
        <text:list-item>
          <text:p text:style-name="P33">Y a-t-il un titre de niveau 1 non suivi de titre de niveau 2?</text:p>
        </text:list-item>
        <text:list-item>
          <text:p text:style-name="P33"><text:soft-page-break/>Y a-t-il deux titres avec le même nom? Si c'est le cas, renommer le deuxième titre en ajoutant (#2).</text:p>
        </text:list-item>
        <text:list-item>
          <text:p text:style-name="P33">Mettre les titres en majuscule</text:p>
        </text:list-item>
        <text:list-item>
          <text:p text:style-name="P33">Faites une fonction (template name) qui affiche un message si les lettres grecques Delta ou alpha sont présentes dans une expression. Elle prendra en paramètre un noeud de type "math"</text:p>
        </text:list-item>
        <text:list-item>
          <text:p text:style-name="P32">Faites un rendu html de tout ça! Pour les maths, utiliser <text:span text:style-name="T1">xsl:copy-of</text:span></text:p>
        </text:list-item>
      </text:list>
      <text:list xml:id="list220937054228172" text:continue-list="list220935735353774" text:style-name="Numbering_20_1">
        <text:list-item>
          <text:p text:style-name="P53"><text:span text:style-name="T3">XSL v2</text:span></text:p>
          <text:list>
            <text:list-item>
              <text:p text:style-name="P60">Saxon : le parser xsl</text:p>
            </text:list-item>
          </text:list>
        </text:list-item>
      </text:list>
      <text:p text:style-name="P38">Saxon est un analyseur/parseur xsl permettant d'exécuter une transformation xsl (<text:a xlink:type="simple" xlink:href="http://www.saxonica.com/">http://www.saxonica.com</text:a>). Il existe maintenant en version libre (home édition) et non-libre avec des extensions (Professional et enterprise editions).</text:p>
      <text:p text:style-name="P38">Il peut être utilisé en ligne de commande, ou intégré directement dans des développements en java ou dotnet (les deux api existent).</text:p>
      <text:list xml:id="list220937223209403" text:continue-numbering="true" text:style-name="Numbering_20_1">
        <text:list-item>
          <text:list>
            <text:list-item>
              <text:p text:style-name="P59">Utilisation</text:p>
            </text:list-item>
          </text:list>
        </text:list-item>
      </text:list>
      <text:p text:style-name="P34">Nous allons utiliser l'api java de saxon, en ligne de commande pour ce tp.</text:p>
      <text:p text:style-name="P34">Récupérer les fichiers <text:span text:style-name="T1">saxon.jar</text:span> et <text:span text:style-name="T1">saxon-dom.jar</text:span>.</text:p>
      <text:p text:style-name="P34">Exécuter votre feuille de style en ligne de commande :</text:p>
      <text:p text:style-name="P39">java -jar saxon.jar -o sortie.html -xsl:document.xsl document.xml</text:p>
      <text:list xml:id="list220935299561243" text:continue-numbering="true" text:style-name="Numbering_20_1">
        <text:list-item>
          <text:list>
            <text:list-item>
              <text:p text:style-name="P59">Intérêts de saxon</text:p>
            </text:list-item>
          </text:list>
        </text:list-item>
      </text:list>
      <text:list xml:id="list6989171277029450115" text:style-name="L8">
        <text:list-item>
          <text:list>
            <text:list-item>
              <text:p text:style-name="P42">saxon est beaucoup plus clair dans ses messages d'erreur</text:p>
            </text:list-item>
            <text:list-item>
              <text:p text:style-name="P42">il est optimisé en temps de traitement</text:p>
            </text:list-item>
            <text:list-item>
              <text:p text:style-name="P42">il gère xsl 2</text:p>
            </text:list-item>
            <text:list-item>
              <text:p text:style-name="P42">il est intégrable dans des application</text:p>
            </text:list-item>
          </text:list>
        </text:list-item>
      </text:list>
      <text:list xml:id="list220935909376201" text:continue-list="list220935299561243" text:style-name="Numbering_20_1">
        <text:list-item>
          <text:list>
            <text:list-item>
              <text:p text:style-name="Heading_20_2">Questions xsl 2</text:p>
            </text:list-item>
          </text:list>
        </text:list-item>
      </text:list>
      <text:list xml:id="list1176559870933781813" text:style-name="L10">
        <text:list-item>
          <text:list>
            <text:list-item>
              <text:list>
                <text:list-item>
                  <text:p text:style-name="P43">transformez votre feuille xsl en xsl 2</text:p>
                </text:list-item>
                <text:list-item>
                  <text:p text:style-name="P43">réalisez une fonction <text:span text:style-name="T5">estComplexe </text:span><text:span text:style-name="T8">qui prend en paramètre un noeud math et qui renvoie un booléen (vrai si l'expression contient des racines ou des fractions).</text:span></text:p>
                </text:list-item>
                <text:list-item>
                  <text:p text:style-name="P35">utilisez votre fonction, par exemple:</text:p>
                  <text:p text:style-name="P40">&lt;xsl:template match select="m:math"&gt;</text:p>
                </text:list-item>
              </text:list>
            </text:list-item>
          </text:list>
        </text:list-item>
      </text:list>
      <text:p text:style-name="P41"><text:tab/><text:tab/>&lt;xsl:choose&gt;</text:p>
      <text:p text:style-name="P41"><text:tab/><text:tab/><text:tab/>&lt;xsl:when test="mesFonctions:estComplexe(.)"&gt;</text:p>
      <text:p text:style-name="P41"><text:tab/><text:tab/><text:tab/><text:tab/>&lt;xsl:text&gt;Trop compliqué&lt;/xsl:text&gt;</text:p>
      <text:p text:style-name="P41"><text:tab/><text:tab/><text:tab/>&lt;/xsl:when&gt;</text:p>
      <text:p text:style-name="P41"><text:tab/><text:tab/><text:tab/>&lt;xsl:otherwise&gt;</text:p>
      <text:p text:style-name="P41"><text:tab/><text:tab/><text:tab/><text:tab/>&lt;xsl:copy-of select="."/&gt;</text:p>
      <text:p text:style-name="P41"><text:soft-page-break/><text:tab/><text:tab/><text:tab/>&lt;/xsl:otherwise&gt;</text:p>
      <text:p text:style-name="P41"><text:tab/><text:tab/>&lt;/xsl:choose&gt;</text:p>
      <text:p text:style-name="P41"><text:tab/>&lt;/xsl:template&gt;</text:p>
      <text:list xml:id="list1460664838498672341" text:style-name="L11">
        <text:list-item>
          <text:list>
            <text:list-item>
              <text:p text:style-name="P44"><text:span text:style-name="T8">en vous inspirant des fonctions écrites par Priscilla Walmsley (</text:span><text:a xlink:type="simple" xlink:href="http://www.functx.com/"><text:span text:style-name="T8">http://www.functx.com</text:span></text:a><text:span text:style-name="T8">), réalisez des fonctions utilisant les expressions régulières, les manipulations de chaines et les manipulations d'arbres. Utilisez les syntaxes xslt et non xquery (vous avez les exemples de codes).</text:span></text:p>
            </text:list-item>
            <text:list-item>
              <text:p text:style-name="P36"><text:span text:style-name="T3">intégrez et testez vos fonctions</text:span></text:p>
            </text:list-item>
          </text:list>
        </text:list-item>
      </text:list>
      <text:list xml:id="list220936077949854" text:continue-list="list220935909376201" text:style-name="Numbering_20_1">
        <text:list-item>
          <text:p text:style-name="Heading_20_1">Documentation</text:p>
        </text:list-item>
      </text:list>
      <text:p text:style-name="Text_20_body"><text:a xlink:type="simple" xlink:href="http://www.zvon.org/xxl/XSLTutorial/Books/Book1/index.html">http://www.zvon.org/xxl/XSLTutorial/Books/Book1/index.html</text:a> : Le meilleur tutorial pour débuter: </text:p>
      <text:p text:style-name="Text_20_body"><text:a xlink:type="simple" xlink:href="http://www.dpawson.co.uk/">http://www.dpawson.co.uk/</text:a> : le meilleur site d'information sur xsl</text:p>
      <text:p text:style-name="Text_20_body"><text:a xlink:type="simple" xlink:href="http://www.mulberrytech.com/xsl/xsl-list/">http://www.mulberrytech.com/xsl/xsl-list/</text:a> : LA liste sur xsl</text:p>
      <text:p text:style-name="Text_20_body"/>
      <text:list xml:id="list220935646827859" text:continue-numbering="true" text:style-name="Numbering_20_1">
        <text:list-item>
          <text:p text:style-name="Heading_20_1"><text:span text:style-name="T19">Les API parser de JAVA</text:span></text:p>
        </text:list-item>
      </text:list>
      <text:p text:style-name="work">Utilisez les API SAX et DOM de Java pour :</text:p>
      <text:p text:style-name="work">1) <text:s/>réaliser les transformations xml de vos documents.</text:p>
      <text:p text:style-name="work">2) créer un document XML au format que vous avez définit en début de TP</text:p>
      <text:list xml:id="list220937070709337" text:continue-numbering="true" text:style-name="Numbering_20_1">
        <text:list-item>
          <text:list>
            <text:list-item>
              <text:p text:style-name="P63">Utilisation de l'API DOM (exemple)</text:p>
              <text:list>
                <text:list-item>
                  <text:p text:style-name="P55">Création d'un fichier XML</text:p>
                </text:list-item>
              </text:list>
            </text:list-item>
          </text:list>
        </text:list-item>
      </text:list>
      <text:p text:style-name="P8">try</text:p>
      <text:p text:style-name="P9"><text:tab/><text:tab/>{</text:p>
      <text:p text:style-name="P11"><text:span text:style-name="T20"><text:tab/><text:tab/><text:tab/> </text:span><text:span text:style-name="T25">// Création d'un nouveau DOM</text:span></text:p>
      <text:p text:style-name="P9"><text:s text:c="8"/>DocumentBuilderFactory fabrique = DocumentBuilderFactory.<text:span text:style-name="T6">newInstance</text:span>();</text:p>
      <text:p text:style-name="P9"><text:s text:c="8"/>DocumentBuilder constructeur = fabrique.newDocumentBuilder();</text:p>
      <text:p text:style-name="P9"><text:s text:c="8"/>Document document = constructeur.newDocument();</text:p>
      <text:p text:style-name="P9"><text:s text:c="12"/></text:p>
      <text:p text:style-name="P11"><text:span text:style-name="T20"><text:s text:c="8"/></text:span><text:span text:style-name="T25">// Propriétés du DOM</text:span></text:p>
      <text:p text:style-name="P11"><text:span text:style-name="T20"><text:s text:c="8"/>document.setXmlVersion(</text:span><text:span text:style-name="T27">"1.0"</text:span><text:span text:style-name="T20">);</text:span></text:p>
      <text:p text:style-name="P11"><text:span text:style-name="T20"><text:s text:c="8"/>document.setXmlStandalone(</text:span><text:span text:style-name="T29">true</text:span><text:span text:style-name="T20">);</text:span></text:p>
      <text:p text:style-name="P9"><text:s text:c="8"/></text:p>
      <text:p text:style-name="P11"><text:span text:style-name="T20"><text:tab/> <text:s text:c="2"/></text:span><text:span text:style-name="T25">//Création de l'arborescence du DOM</text:span></text:p>
      <text:p text:style-name="P11"><text:span text:style-name="T20"><text:s text:c="8"/></text:span><text:span text:style-name="T25">/racine</text:span></text:p>
      <text:p text:style-name="P11"><text:span text:style-name="T20"><text:s text:c="8"/>Element racine = document.createElement(</text:span><text:span text:style-name="T27">"nomRacine"</text:span><text:span text:style-name="T20">);</text:span></text:p>
      <text:p text:style-name="P13"><text:span text:style-name="T20"><text:s text:c="16"/>racine.setAttribute(</text:span><text:span text:style-name="T27">"version"</text:span><text:span text:style-name="T20">, </text:span><text:span text:style-name="T28">"v1.4"</text:span><text:span text:style-name="T20">);</text:span></text:p>
      <text:p text:style-name="P9"><text:s text:c="8"/></text:p>
      <text:p text:style-name="P12"><text:span text:style-name="T20"><text:s text:c="8"/>Element fils = document.createElement(</text:span><text:span text:style-name="T27">"nomFils"</text:span><text:span text:style-name="T20">);</text:span></text:p>
      <text:p text:style-name="P13"><text:span text:style-name="T20"><text:s text:c="15"/></text:span><text:span text:style-name="T26">// ajout du fils à la racine</text:span></text:p>
      <text:p text:style-name="P10"><text:s text:c="8"/>racine.appendChild(obs);</text:p>
      <text:p text:style-name="P13"><text:span text:style-name="T20"><text:s text:c="14"/></text:span><text:span text:style-name="T26">//ajout de la racine au document</text:span></text:p>
      <text:p text:style-name="P10"><text:tab/> <text:s/>document.appendChild(racine);</text:p>
      <text:p text:style-name="P12"><text:span text:style-name="T20"><text:s text:c="8"/></text:span><text:span text:style-name="T25">/* Sauvegarde du fichier xml */</text:span></text:p>
      <text:p text:style-name="P12"><text:span text:style-name="T20"><text:s text:c="8"/>Source source = </text:span><text:span text:style-name="T29">new</text:span><text:span text:style-name="T20"> DOMSource(document);</text:span></text:p>
      <text:p text:style-name="P10"/>
      <text:p text:style-name="P12"><text:soft-page-break/><text:span text:style-name="T20"><text:s text:c="8"/></text:span><text:span text:style-name="T25">// Création du fichier de sortie</text:span></text:p>
      <text:p text:style-name="P12"><text:span text:style-name="T20"><text:s text:c="8"/>File f = </text:span><text:span text:style-name="T29">new</text:span><text:span text:style-name="T20"> File("</text:span><text:span text:style-name="T30">fichier.xml"</text:span><text:span text:style-name="T20">);</text:span></text:p>
      <text:p text:style-name="P12"><text:span text:style-name="T20"><text:s text:c="8"/>Result resultat = </text:span><text:span text:style-name="T29">new</text:span><text:span text:style-name="T20"> StreamResult(f);</text:span></text:p>
      <text:p text:style-name="P10"><text:s text:c="12"/></text:p>
      <text:p text:style-name="P12"><text:span text:style-name="T20"><text:s text:c="8"/></text:span><text:span text:style-name="T25">// Configuration du transformer</text:span></text:p>
      <text:p text:style-name="P10"><text:s text:c="8"/>TransformerFactory tfabrique = TransformerFactory.<text:span text:style-name="T6">newInstance</text:span>();</text:p>
      <text:p text:style-name="P10"><text:s text:c="8"/>Transformer transformer = tfabrique.newTransformer();</text:p>
      <text:p text:style-name="P12"><text:span text:style-name="T20"><text:s text:c="8"/>transformer.setOutputProperty(OutputKeys.</text:span><text:span text:style-name="T31">INDENT</text:span><text:span text:style-name="T20">, </text:span><text:span text:style-name="T27">"yes"</text:span><text:span text:style-name="T20">);</text:span></text:p>
      <text:p text:style-name="P12"><text:span text:style-name="T20"><text:s text:c="8"/>transformer.setOutputProperty(OutputKeys.</text:span><text:span text:style-name="T31">ENCODING</text:span><text:span text:style-name="T20">, </text:span><text:span text:style-name="T27">"UTF-8"</text:span><text:span text:style-name="T20">); <text:s text:c="11"/></text:span></text:p>
      <text:p text:style-name="P12"><text:span text:style-name="T20"><text:s text:c="8"/></text:span><text:span text:style-name="T25">// Transformation</text:span></text:p>
      <text:p text:style-name="P10"><text:s text:c="9"/>transformer.transform(source, resultat);</text:p>
      <text:p text:style-name="P10"><text:tab/>}</text:p>
      <text:p text:style-name="P12"><text:span text:style-name="T20"><text:tab/></text:span><text:span text:style-name="T29">catch</text:span><text:span text:style-name="T20"> (ParserConfigurationException pce) {pce.printStackTrace();}</text:span></text:p>
      <text:p text:style-name="P14"><text:span text:style-name="T21"><text:tab/></text:span>catch<text:span text:style-name="T21"> (TransformerConfigurationException tce) {tce.printStackTrace();} <text:tab/></text:span>catch<text:span text:style-name="T21"> (TransformerException te) {te.printStackTrace();}</text:span></text:p>
      <text:list xml:id="list220936887384269" text:continue-numbering="true" text:style-name="Numbering_20_1">
        <text:list-item>
          <text:list>
            <text:list-item>
              <text:list>
                <text:list-item>
                  <text:p text:style-name="P55">Lecture d'un fichier XML</text:p>
                </text:list-item>
              </text:list>
            </text:list-item>
          </text:list>
        </text:list-item>
      </text:list>
      <text:p text:style-name="P14"><text:s text:c="10"/><text:span text:style-name="T26">// lecture du contenu d'un fichier XML avec DOM</text:span></text:p>
      <text:p text:style-name="P14"><text:s text:c="10"/><text:span text:style-name="T21">File xml = new File("fichier.xml");</text:span></text:p>
      <text:p text:style-name="P14"><text:s text:c="10"/><text:span text:style-name="T22">Document document = <text:s/>constructeur.parse(xml) ;</text:span></text:p>
      <text:list xml:id="list220936376001711" text:continue-numbering="true" text:style-name="Numbering_20_1">
        <text:list-item>
          <text:list>
            <text:list-item>
              <text:p text:style-name="P63">Et avec SAX ?</text:p>
            </text:list-item>
          </text:list>
        </text:list-item>
      </text:list>
      <text:p text:style-name="P45">Quels seraient les avantages et les inconvénients d'utiliser sax dans ce problème ?</text:p>
      <text:p text:style-name="P50">Proposez une modification théorique de l'algorithme avec l'API sax.</text:p>
      <text:list xml:id="list220936311354541" text:continue-numbering="true" text:style-name="Numbering_20_1">
        <text:list-item>
          <text:list>
            <text:list-item>
              <text:p text:style-name="P63">Utilisation des parseurs XSL (SAX/DOM)</text:p>
              <text:list>
                <text:list-item>
                  <text:p text:style-name="P55">Utiliser saxon et pas xerxes</text:p>
                </text:list-item>
              </text:list>
            </text:list-item>
          </text:list>
        </text:list-item>
      </text:list>
      <text:list xml:id="list971795344715785321" text:style-name="L12">
        <text:list-item>
          <text:p text:style-name="P46">Récupérer les .jar contenant saxon;</text:p>
        </text:list-item>
        <text:list-item>
          <text:p text:style-name="P46">Les intégrer au path d'exécution du projet;</text:p>
        </text:list-item>
        <text:list-item>
          <text:p text:style-name="P46">ajouter la ligne suivante:</text:p>
        </text:list-item>
      </text:list>
      <text:p text:style-name="P7"><text:span text:style-name="T20"><text:tab/>System.</text:span><text:span text:style-name="T23">setProperty</text:span><text:span text:style-name="T20">(</text:span><text:span text:style-name="T27">"javax.xml.transform.TransformerFactory"</text:span><text:span text:style-name="T20">,</text:span></text:p>
      <text:p text:style-name="P14"><text:span text:style-name="T21"><text:tab/><text:tab/><text:tab/><text:tab/></text:span><text:span text:style-name="T28">"net.sf.saxon.TransformerFactoryImpl"</text:span><text:span text:style-name="T21">);</text:span></text:p>
      <text:list xml:id="list220937350213833" text:continue-list="list220936311354541" text:style-name="Numbering_20_1">
        <text:list-item>
          <text:list>
            <text:list-item>
              <text:list>
                <text:list-item>
                  <text:p text:style-name="P55">Transformer un document par une feuille de style</text:p>
                </text:list-item>
              </text:list>
            </text:list-item>
          </text:list>
        </text:list-item>
      </text:list>
      <text:p text:style-name="P50"><text:span text:style-name="T24">cf.exemple : </text:span><text:a xlink:type="simple" xlink:href="https://svn.liris.cnrs.fr/nat/trunk/nat/transcodeur/Transcodeur.java">https://svn.liris.cnrs.fr/nat/trunk/nat/transcodeur/Transcodeur.java</text:a></text:p>
      <text:list xml:id="list220935658170079" text:continue-numbering="true" text:style-name="Numbering_20_1">
        <text:list-item>
          <text:p text:style-name="P54">XSL-FO</text:p>
        </text:list-item>
      </text:list>
      <text:p text:style-name="P47">FO est un format xml de mise en page (un peu comme les css pour le HTML).</text:p>
      <text:p text:style-name="P70"><text:span text:style-name="T19">On parle de « XSL-FO » car très souvent, un document fo est généré à partir d'un fichier XML grace à XSL, mais </text:span><text:span text:style-name="T4">ce n'est pas une obligation !!!</text:span></text:p>
      <text:p text:style-name="P70"><text:span text:style-name="T12">Le fichier </text:span><text:span text:style-name="T7">FO </text:span><text:span text:style-name="T10">doit être interprété par un parseur FO, le plus connu est le parseur FOP. C'est un programme java permettant d'interpréter le fichier fo (un peu comme mathML avec Firefox).</text:span></text:p>
      <text:p text:style-name="P70"><text:span text:style-name="T10"/></text:p>
      <text:list xml:id="list220936473774259" text:continue-numbering="true" text:style-name="Numbering_20_1">
        <text:list-item>
          <text:list>
            <text:list-item>
              <text:p text:style-name="P61"><text:soft-page-break/>Exemple de fichier fo :</text:p>
            </text:list-item>
          </text:list>
        </text:list-item>
      </text:list>
      <text:p text:style-name="P15">&lt;fo:root&gt;</text:p>
      <text:p text:style-name="P15"><text:tab/>&lt;fo:layout-master-set&gt;</text:p>
      <text:p text:style-name="P15"><text:tab/><text:tab/>&lt;fo:simple-page-master master-name="A4"&gt;</text:p>
      <text:p text:style-name="P15"><text:tab/><text:tab/><text:tab/>&lt;fo:region-body margin="2cm"/&gt;</text:p>
      <text:p text:style-name="P15"><text:tab/><text:tab/>&lt;/fo:simple-page-master&gt;</text:p>
      <text:p text:style-name="P15"><text:tab/>&lt;/fo:layout-master-set&gt;</text:p>
      <text:p text:style-name="P15"><text:tab/>&lt;fo:page-sequence master-reference="A4"&gt;</text:p>
      <text:p text:style-name="P15"><text:tab/><text:tab/>&lt;fo:flow flow-name="xsl-region-body"&gt;</text:p>
      <text:p text:style-name="P15"><text:tab/><text:tab/><text:tab/>&lt;fo:block color="green" font-size="12pt" font-family="sans-serif"&gt;Salut le monde&lt;/fo:block&gt;</text:p>
      <text:p text:style-name="P15"><text:tab/><text:tab/><text:tab/>&lt;fo:block margin="1cm" font-size="16pt" font-style="bold" font-family="regular"&gt;un autre&lt;/fo:block&gt;</text:p>
      <text:p text:style-name="P15"><text:tab/><text:tab/>&lt;/fo:flow&gt;</text:p>
      <text:p text:style-name="P15"><text:tab/>&lt;/fo:page-sequence&gt;</text:p>
      <text:p text:style-name="P15">&lt;/fo:root&gt;</text:p>
      <text:p text:style-name="P37">Ce fichier définit un document au format A4, avec une marge de 2cm.</text:p>
      <text:p text:style-name="P69">Le contenu du document est composé de deux blocs, le premier en vert et en 12pt, le deuxième avec une marge de 1cm, une police 16pt gras, couleur par défaut.</text:p>
      <text:list xml:id="list220935842104898" text:continue-numbering="true" text:style-name="Numbering_20_1">
        <text:list-item>
          <text:list>
            <text:list-item>
              <text:p text:style-name="P61">Comment en faire un pdf ?</text:p>
            </text:list-item>
          </text:list>
        </text:list-item>
      </text:list>
      <text:p text:style-name="P37">Plusieurs outils existent : le plus simple et le plus connu est FOP.</text:p>
      <text:p text:style-name="P37">Pour l'installer sous ubuntu :</text:p>
      <text:p text:style-name="P17"><text:span text:style-name="T10"><text:tab/></text:span><text:span text:style-name="T33">apt-get install fop</text:span></text:p>
      <text:p text:style-name="P48"><text:span text:style-name="T10">Utilisation</text:span><text:span text:style-name="T9"> :</text:span></text:p>
      <text:p text:style-name="P16"><text:tab/>fop document.fo test.pdf</text:p>
      <text:list xml:id="list220936263729361" text:continue-numbering="true" text:style-name="Numbering_20_1">
        <text:list-item>
          <text:list>
            <text:list-item>
              <text:p text:style-name="P62">Tutoriel correct sur XSL-FO</text:p>
            </text:list-item>
          </text:list>
        </text:list-item>
      </text:list>
      <text:p text:style-name="P51"><text:span text:style-name="T9">Le meilleur que j'ai trouvé est celui du w3c : </text:span><text:a xlink:type="simple" xlink:href="http://www.w3schools.com/xslfo/default.asp"><text:span text:style-name="T9">http://www.w3schools.com/xslfo/default.asp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Pothana2000" svg:font-family="Pothana2000" style:font-adornments="Pothana200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20pt" fo:font-weight="bold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01cm" fo:margin-right="0cm" fo:margin-top="0cm" fo:margin-bottom="0.212cm" style:contextual-spacing="false" fo:text-align="justify" style:justify-single-word="false" fo:text-indent="0.499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list-style-name="Numbering_20_1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 style:master-page-name="">
      <style:paragraph-properties fo:margin-top="0.4cm" fo:margin-bottom="0.21cm" style:contextual-spacing="false" style:page-number="auto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master-page-name="">
      <style:paragraph-properties fo:margin-left="0.801cm" fo:margin-right="0.199cm" fo:margin-top="0.101cm" fo:margin-bottom="0.21cm" style:contextual-spacing="false" fo:line-height="0.25cm" fo:text-indent="0cm" style:auto-text-indent="false" style:page-number="auto" fo:padding="0.049cm" fo:border="0.06pt solid #000000" style:shadow="none"/>
      <style:text-properties style:font-name="Courier 10 Pitch" fo:font-family="'Courier 10 Pitch'" style:font-style-name="Normal" style:font-pitch="fixed" fo:font-size="8pt" style:font-size-asian="10.5pt"/>
    </style:style>
    <style:style style:name="Heading_20_3" style:display-name="Heading 3" style:family="paragraph" style:parent-style-name="Heading" style:next-style-name="Text_20_body" style:list-style-name="Numbering_20_1" style:class="text">
      <style:text-properties fo:font-size="14pt" fo:font-weight="bold" style:font-size-asian="14pt" style:font-weight-asian="bold" style:font-size-complex="14pt" style:font-weight-complex="bold"/>
    </style:style>
    <style:style style:name="work" style:family="paragraph" style:parent-style-name="Text_20_body">
      <style:paragraph-properties fo:margin-left="1.199cm" fo:margin-right="1.199cm" fo:text-indent="0cm" style:auto-text-indent="false" style:border-line-width="0.002cm 0.035cm 0.002cm" fo:padding="0.049cm" fo:border="1.11pt double #000000" style:shadow="none"/>
      <style:text-properties fo:color="#333333" style:font-name="Pothana2000" fo:font-family="Pothana2000" style:font-style-name="Pothana2000" style:font-pitch="variable" fo:font-size="11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22T07:44:22</meta:creation-date>
    <dc:date>2014-03-11T22:09:35.014308085</dc:date>
    <meta:editing-duration>PT4H4M47S</meta:editing-duration>
    <meta:editing-cycles>35</meta:editing-cycles>
    <meta:generator>LibreOffice/4.2.2.1$Linux_X86_64 LibreOffice_project/420m0$Build-1</meta:generator>
    <meta:document-statistic meta:table-count="0" meta:image-count="0" meta:object-count="0" meta:page-count="7" meta:paragraph-count="197" meta:word-count="1607" meta:character-count="11908" meta:non-whitespace-character-count="10170"/>
    <meta:user-defined meta:name="Info 1"/>
    <meta:user-defined meta:name="Info 2"/>
    <meta:user-defined meta:name="Info 3"/>
    <meta:user-defined meta:name="Info 4"/>
  </office:meta>
</office:document-meta>
</file>